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style:style>
    <style:style style:name="P2" style:family="paragraph" style:parent-style-name="Heading_20_4">
      <style:text-properties fo:font-weight="bold"/>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left="0cm" fo:margin-right="0cm" fo:text-indent="0cm" style:auto-text-indent="false"/>
    </style:style>
    <style:style style:name="P5" style:family="paragraph" style:parent-style-name="Preformatted_20_Text">
      <style:paragraph-properties fo:margin-left="0cm" fo:margin-right="0cm" fo:margin-top="0cm" fo:margin-bottom="0.499cm" style:contextual-spacing="false"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writing-mode="lr-tb"/>
    </style:style>
    <style:style style:name="P9" style:family="paragraph" style:parent-style-name="Text_20_body">
      <style:text-properties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text-properties fo:font-style="italic"/>
    </style:style>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T1" style:family="text">
      <style:text-properties fo:font-weight="bold"/>
    </style:style>
    <style:style style:name="T2" style:family="text">
      <style:text-properties fo:font-style="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eb4e3da8f79c5f45">
        <text:section text:style-name="Sect2" text:name="model-response-message-contentr_eb4e3da8f79c5f45">
          <text:p text:style-name="P7">El escenario que planteas implica configurar dos servidores DNS (QBO y el host Ubuntu) para la resolución recursiva y una zona de reenvío (forward zone). Aquí tienes la configuración detallada para cada caso:</text:p>
          <text:p text:style-name="Horizontal_20_Line"/>
          <text:h text:style-name="Heading_20_3" text:outline-level="3">Caso 1: Resolución Recursiva (Registros NS y A)</text:h>
          <text:p text:style-name="Text_20_body"><text:span text:style-name="T1">Objetivo:</text:span> QBO (10.1.1.100) gestiona <text:span text:style-name="Source_20_Text">aula11.local</text:span> y el host Ubuntu (10.1.1.107) gestiona <text:span text:style-name="Source_20_Text">andorra.aula11.local</text:span>. Ambos deben poder resolver recursivamente.</text:p>
          <text:h text:style-name="Heading_20_4" text:outline-level="4"><text:span text:style-name="T1">1. Configuración del Servidor DNS QBO (10.1.1.100) para </text:span><text:span text:style-name="Source_20_Text"><text:span text:style-name="T1">aula11.local</text:span></text:span></text:h>
          <text:p text:style-name="Text_20_body"><text:span text:style-name="T1">1.1. Archivo de configuración principal de BIND (ej: </text:span><text:span text:style-name="Source_20_Text"><text:span text:style-name="T1">/etc/bind/named.conf.options</text:span></text:span><text:span text:style-name="T1">)</text:span></text:p>
          <text:p text:style-name="P7">DNS Zone file</text:p>
          <text:p text:style-name="Preformatted_20_Text"><text:span text:style-name="Source_20_Text">options {</text:span></text:p>
          <text:p text:style-name="Preformatted_20_Text"><text:span text:style-name="Source_20_Text"><text:s text:c="4"/>directory "/var/cache/bind";</text:span></text:p>
          <text:p text:style-name="Preformatted_20_Text"><text:span text:style-name="Source_20_Text"><text:s text:c="4"/>recursion yes; # Habilitar la recursión</text:span></text:p>
          <text:p text:style-name="Preformatted_20_Text"><text:span text:style-name="Source_20_Text"><text:s text:c="4"/>allow-query { any; }; # Permitir consultas desde cualquier IP (ajustar según necesidades de seguridad)</text:span></text:p>
          <text:p text:style-name="Preformatted_20_Text"><text:span text:style-name="Source_20_Text"><text:s text:c="4"/>forwarders {</text:span></text:p>
          <text:p text:style-name="Preformatted_20_Text"><text:span text:style-name="Source_20_Text"><text:s text:c="8"/>8.8.8.8; # Ejemplo de DNS público para resolución externa</text:span></text:p>
          <text:p text:style-name="Preformatted_20_Text"><text:span text:style-name="Source_20_Text"><text:s text:c="8"/>8.8.4.4;</text:span></text:p>
          <text:p text:style-name="Preformatted_20_Text"><text:span text:style-name="Source_20_Text"><text:s text:c="4"/>};</text:span></text:p>
          <text:p text:style-name="Preformatted_20_Text"><text:span text:style-name="Source_20_Text"><text:s text:c="4"/>dnssec-validation auto;</text:span></text:p>
          <text:p text:style-name="Preformatted_20_Text"><text:span text:style-name="Source_20_Text"><text:s text:c="4"/>listen-on { any; };</text:span></text:p>
          <text:p text:style-name="P3"><text:span text:style-name="Source_20_Text">};</text:span></text:p>
          <text:p text:style-name="Text_20_body"><text:span text:style-name="T1">1.2. Archivo de configuración de zonas (ej: </text:span><text:span text:style-name="Source_20_Text"><text:span text:style-name="T1">/etc/bind/named.conf.local</text:span></text:span><text:span text:style-name="T1">)</text:span></text:p>
          <text:p text:style-name="P7">DNS Zone file</text:p>
          <text:p text:style-name="Preformatted_20_Text"><text:span text:style-name="Source_20_Text">zone "aula11.local" IN {</text:span></text:p>
          <text:p text:style-name="Preformatted_20_Text"><text:span text:style-name="Source_20_Text"><text:s text:c="4"/>type master;</text:span></text:p>
          <text:p text:style-name="Preformatted_20_Text"><text:span text:style-name="Source_20_Text"><text:s text:c="4"/>file "/etc/bind/db.aula11.local";</text:span></text:p>
          <text:p text:style-name="Preformatted_20_Text"><text:span text:style-name="Source_20_Text"><text:s text:c="4"/>allow-update { none; };</text:span></text:p>
          <text:p text:style-name="Preformatted_20_Text"><text:span text:style-name="Source_20_Text">};</text:span></text:p>
          <text:p text:style-name="Preformatted_20_Text"/>
          <text:p text:style-name="Preformatted_20_Text"><text:span text:style-name="Source_20_Text">zone "1.1.10.in-addr.arpa" IN { # Zona inversa para 10.1.1.x</text:span></text:p>
          <text:p text:style-name="Preformatted_20_Text"><text:span text:style-name="Source_20_Text"><text:s text:c="4"/>type master;</text:span></text:p>
          <text:p text:style-name="Preformatted_20_Text"><text:span text:style-name="Source_20_Text"><text:s text:c="4"/>file "/etc/bind/db.10.1.1";</text:span></text:p>
          <text:p text:style-name="Preformatted_20_Text"><text:span text:style-name="Source_20_Text"><text:s text:c="4"/>allow-update { none; };</text:span></text:p>
          <text:p text:style-name="P3"><text:span text:style-name="Source_20_Text">};</text:span></text:p>
          <text:p text:style-name="Text_20_body"><text:span text:style-name="T1">1.3. Archivo de zona directa para </text:span><text:span text:style-name="Source_20_Text"><text:span text:style-name="T1">aula11.local</text:span></text:span><text:span text:style-name="T1"> (ej: </text:span><text:span text:style-name="Source_20_Text"><text:span text:style-name="T1">/etc/bind/db.aula11.local</text:span></text:span><text:span text:style-name="T1">)</text:span></text:p>
          <text:p text:style-name="P7">DNS Zone file</text:p>
          <text:p text:style-name="Preformatted_20_Text"><text:span text:style-name="Source_20_Text">$TTL 86400</text:span></text:p>
          <text:p text:style-name="Preformatted_20_Text"><text:span text:style-name="Source_20_Text">@ <text:s text:c="6"/>IN <text:s text:c="5"/>SOA <text:s text:c="4"/>qbo.aula11.local. root.aula11.local. (</text:span></text:p>
          <text:p text:style-name="Preformatted_20_Text"><text:span text:style-name="Source_20_Text"><text:s text:c="24"/>2025070901 <text:s text:c="5"/>; Serial</text:span></text:p>
          <text:p text:style-name="Preformatted_20_Text"><text:span text:style-name="Source_20_Text"><text:s text:c="24"/>3600 <text:s text:c="11"/>; Refresh</text:span></text:p>
          <text:p text:style-name="Preformatted_20_Text"><text:span text:style-name="Source_20_Text"><text:s text:c="24"/>1800 <text:s text:c="11"/>; Retry</text:span></text:p>
          <text:p text:style-name="Preformatted_20_Text"><text:span text:style-name="Source_20_Text"><text:s text:c="24"/>604800 <text:s text:c="9"/>; Expire</text:span></text:p>
          <text:p text:style-name="Preformatted_20_Text"><text:span text:style-name="Source_20_Text"><text:s text:c="24"/>86400 ) <text:s text:c="8"/>; Minimum TTL</text:span></text:p>
          <text:p text:style-name="Preformatted_20_Text"/>
          <text:p text:style-name="Preformatted_20_Text"><text:span text:style-name="Source_20_Text">@ <text:s text:c="6"/>IN <text:s text:c="5"/>NS <text:s text:c="5"/>qbo.aula11.local.</text:span></text:p>
          <text:p text:style-name="Preformatted_20_Text"><text:soft-page-break/><text:span text:style-name="Source_20_Text">qbo <text:s text:c="4"/>IN <text:s text:c="5"/>A <text:s text:c="6"/>10.1.1.100</text:span></text:p>
          <text:p text:style-name="Preformatted_20_Text"/>
          <text:p text:style-name="Preformatted_20_Text"><text:span text:style-name="Source_20_Text">; Delegación a andorra.aula11.local</text:span></text:p>
          <text:p text:style-name="P3"><text:span text:style-name="Source_20_Text">andorra <text:s text:c="4"/>IN <text:s text:c="5"/>NS <text:s text:c="5"/>dns.andorra.aula11.local. ; El servidor DNS para andorra.aula11.local</text:span></text:p>
          <text:p text:style-name="Text_20_body"><text:span text:style-name="T1">1.4. Archivo de zona inversa para </text:span><text:span text:style-name="Source_20_Text"><text:span text:style-name="T1">10.1.1.x</text:span></text:span><text:span text:style-name="T1"> (ej: </text:span><text:span text:style-name="Source_20_Text"><text:span text:style-name="T1">/etc/bind/db.10.1.1</text:span></text:span><text:span text:style-name="T1">)</text:span></text:p>
          <text:p text:style-name="P7">DNS Zone file</text:p>
          <text:p text:style-name="Preformatted_20_Text"><text:span text:style-name="Source_20_Text">$TTL 86400</text:span></text:p>
          <text:p text:style-name="Preformatted_20_Text"><text:span text:style-name="Source_20_Text">@ <text:s text:c="6"/>IN <text:s text:c="5"/>SOA <text:s text:c="4"/>qbo.aula11.local. root.aula11.local. (</text:span></text:p>
          <text:p text:style-name="Preformatted_20_Text"><text:span text:style-name="Source_20_Text"><text:s text:c="24"/>2025070901 <text:s text:c="5"/>; Serial</text:span></text:p>
          <text:p text:style-name="Preformatted_20_Text"><text:span text:style-name="Source_20_Text"><text:s text:c="24"/>3600 <text:s text:c="11"/>; Refresh</text:span></text:p>
          <text:p text:style-name="Preformatted_20_Text"><text:span text:style-name="Source_20_Text"><text:s text:c="24"/>1800 <text:s text:c="11"/>; Retry</text:span></text:p>
          <text:p text:style-name="Preformatted_20_Text"><text:span text:style-name="Source_20_Text"><text:s text:c="24"/>604800 <text:s text:c="9"/>; Expire</text:span></text:p>
          <text:p text:style-name="Preformatted_20_Text"><text:span text:style-name="Source_20_Text"><text:s text:c="24"/>86400 ) <text:s text:c="8"/>; Minimum TTL</text:span></text:p>
          <text:p text:style-name="Preformatted_20_Text"/>
          <text:p text:style-name="Preformatted_20_Text"><text:span text:style-name="Source_20_Text">@ <text:s text:c="6"/>IN <text:s text:c="5"/>NS <text:s text:c="5"/>qbo.aula11.local.</text:span></text:p>
          <text:p text:style-name="P3"><text:span text:style-name="Source_20_Text">100 <text:s text:c="4"/>IN <text:s text:c="5"/>PTR <text:s text:c="4"/>qbo.aula11.local.</text:span></text:p>
          <text:p text:style-name="P9">Pasos adicionales en QBO:</text:p>
          <text:list text:style-name="L7">
            <text:list-item>
              <text:p text:style-name="P16">Asegúrate de que BIND9 esté instalado: <text:span text:style-name="Source_20_Text">sudo apt install bind9</text:span> (o el comando equivalente en tu distribución de Linux).</text:p>
            </text:list-item>
            <text:list-item>
              <text:p text:style-name="P16">Reinicia el servicio BIND: <text:span text:style-name="Source_20_Text">sudo systemctl restart bind9</text:span>.</text:p>
            </text:list-item>
            <text:list-item>
              <text:p text:style-name="P16">Verifica el estado del servicio: <text:span text:style-name="Source_20_Text">sudo systemctl status bind9</text:span>.</text:p>
            </text:list-item>
            <text:list-item>
              <text:p text:style-name="P16">Asegúrate de que el firewall permita las conexiones DNS (puerto 53 TCP/UDP).</text:p>
            </text:list-item>
          </text:list>
          <text:h text:style-name="Heading_20_4" text:outline-level="4"><text:span text:style-name="T1">2. Configuración del Servidor DNS Ubuntu (10.1.1.107) para </text:span><text:span text:style-name="Source_20_Text"><text:span text:style-name="T1">andorra.aula11.local</text:span></text:span></text:h>
          <text:p text:style-name="Text_20_body"><text:span text:style-name="T1">2.1. Archivo de configuración principal de BIND (ej: </text:span><text:span text:style-name="Source_20_Text"><text:span text:style-name="T1">/etc/bind/named.conf.options</text:span></text:span><text:span text:style-name="T1">)</text:span></text:p>
          <text:p text:style-name="P7">DNS Zone file</text:p>
          <text:p text:style-name="Preformatted_20_Text"><text:span text:style-name="Source_20_Text">options {</text:span></text:p>
          <text:p text:style-name="Preformatted_20_Text"><text:span text:style-name="Source_20_Text"><text:s text:c="4"/>directory "/var/cache/bind";</text:span></text:p>
          <text:p text:style-name="Preformatted_20_Text"><text:span text:style-name="Source_20_Text"><text:s text:c="4"/>recursion yes; # Habilitar la recursión</text:span></text:p>
          <text:p text:style-name="Preformatted_20_Text"><text:span text:style-name="Source_20_Text"><text:s text:c="4"/>allow-query { any; }; # Permitir consultas desde cualquier IP (ajustar según necesidades de seguridad)</text:span></text:p>
          <text:p text:style-name="Preformatted_20_Text"><text:span text:style-name="Source_20_Text"><text:s text:c="4"/>forwarders {</text:span></text:p>
          <text:p text:style-name="Preformatted_20_Text"><text:span text:style-name="Source_20_Text"><text:s text:c="8"/>10.1.1.100; # Apuntar a QBO para resolver aula11.local y otras zonas</text:span></text:p>
          <text:p text:style-name="Preformatted_20_Text"><text:span text:style-name="Source_20_Text"><text:s text:c="8"/>8.8.8.8; <text:s text:c="3"/># Ejemplo de DNS público como respaldo</text:span></text:p>
          <text:p text:style-name="Preformatted_20_Text"><text:span text:style-name="Source_20_Text"><text:s text:c="8"/>8.8.4.4;</text:span></text:p>
          <text:p text:style-name="Preformatted_20_Text"><text:span text:style-name="Source_20_Text"><text:s text:c="4"/>};</text:span></text:p>
          <text:p text:style-name="Preformatted_20_Text"><text:span text:style-name="Source_20_Text"><text:s text:c="4"/>dnssec-validation auto;</text:span></text:p>
          <text:p text:style-name="Preformatted_20_Text"><text:span text:style-name="Source_20_Text"><text:s text:c="4"/>listen-on { any; };</text:span></text:p>
          <text:p text:style-name="P3"><text:span text:style-name="Source_20_Text">};</text:span></text:p>
          <text:p text:style-name="Text_20_body"><text:span text:style-name="T1">2.2. Archivo de configuración de zonas (ej: </text:span><text:span text:style-name="Source_20_Text"><text:span text:style-name="T1">/etc/bind/named.conf.local</text:span></text:span><text:span text:style-name="T1">)</text:span></text:p>
          <text:p text:style-name="P7">DNS Zone file</text:p>
          <text:p text:style-name="Preformatted_20_Text"><text:span text:style-name="Source_20_Text">zone "andorra.aula11.local" IN {</text:span></text:p>
          <text:p text:style-name="Preformatted_20_Text"><text:span text:style-name="Source_20_Text"><text:s text:c="4"/>type master;</text:span></text:p>
          <text:p text:style-name="Preformatted_20_Text"><text:span text:style-name="Source_20_Text"><text:s text:c="4"/>file "/etc/bind/db.andorra.aula11.local";</text:span></text:p>
          <text:p text:style-name="Preformatted_20_Text"><text:span text:style-name="Source_20_Text"><text:s text:c="4"/>allow-update { none; };</text:span></text:p>
          <text:p text:style-name="P3"><text:span text:style-name="Source_20_Text">};</text:span></text:p>
          <text:p text:style-name="Text_20_body"><text:soft-page-break/><text:span text:style-name="T1">2.3. Archivo de zona directa para </text:span><text:span text:style-name="Source_20_Text"><text:span text:style-name="T1">andorra.aula11.local</text:span></text:span><text:span text:style-name="T1"> (ej: </text:span><text:span text:style-name="Source_20_Text"><text:span text:style-name="T1">/etc/bind/db.andorra.aula11.local</text:span></text:span><text:span text:style-name="T1">)</text:span></text:p>
          <text:p text:style-name="P7">DNS Zone file</text:p>
          <text:p text:style-name="Preformatted_20_Text"><text:span text:style-name="Source_20_Text">$TTL 86400</text:span></text:p>
          <text:p text:style-name="Preformatted_20_Text"><text:span text:style-name="Source_20_Text">@ <text:s text:c="6"/>IN <text:s text:c="5"/>SOA <text:s text:c="4"/>dns.andorra.aula11.local. root.andorra.aula11.local. (</text:span></text:p>
          <text:p text:style-name="Preformatted_20_Text"><text:span text:style-name="Source_20_Text"><text:s text:c="24"/>2025070901 <text:s text:c="5"/>; Serial</text:span></text:p>
          <text:p text:style-name="Preformatted_20_Text"><text:span text:style-name="Source_20_Text"><text:s text:c="24"/>3600 <text:s text:c="11"/>; Refresh</text:span></text:p>
          <text:p text:style-name="Preformatted_20_Text"><text:span text:style-name="Source_20_Text"><text:s text:c="24"/>1800 <text:s text:c="11"/>; Retry</text:span></text:p>
          <text:p text:style-name="Preformatted_20_Text"><text:span text:style-name="Source_20_Text"><text:s text:c="24"/>604800 <text:s text:c="9"/>; Expire</text:span></text:p>
          <text:p text:style-name="Preformatted_20_Text"><text:span text:style-name="Source_20_Text"><text:s text:c="24"/>86400 ) <text:s text:c="8"/>; Minimum TTL</text:span></text:p>
          <text:p text:style-name="Preformatted_20_Text"/>
          <text:p text:style-name="Preformatted_20_Text"><text:span text:style-name="Source_20_Text">@ <text:s text:c="6"/>IN <text:s text:c="5"/>NS <text:s text:c="5"/>dns.andorra.aula11.local.</text:span></text:p>
          <text:p text:style-name="P3"><text:span text:style-name="Source_20_Text">dns <text:s text:c="4"/>IN <text:s text:c="5"/>A <text:s text:c="6"/>10.1.1.107</text:span></text:p>
          <text:p text:style-name="P9">Pasos adicionales en Ubuntu:</text:p>
          <text:list text:style-name="L8">
            <text:list-item>
              <text:p text:style-name="P17">Asegúrate de que BIND9 esté instalado: <text:span text:style-name="Source_20_Text">sudo apt install bind9</text:span>.</text:p>
            </text:list-item>
            <text:list-item>
              <text:p text:style-name="P17">Reinicia el servicio BIND: <text:span text:style-name="Source_20_Text">sudo systemctl restart bind9</text:span>.</text:p>
            </text:list-item>
            <text:list-item>
              <text:p text:style-name="P17">Verifica el estado del servicio: <text:span text:style-name="Source_20_Text">sudo systemctl status bind9</text:span>.</text:p>
            </text:list-item>
            <text:list-item>
              <text:p text:style-name="P17">Asegúrate de que el firewall permita las conexiones DNS (puerto 53 TCP/UDP).</text:p>
            </text:list-item>
          </text:list>
          <text:h text:style-name="P2" text:outline-level="4">3. Configuración del Cliente Rocky Linux (10.1.1.108)</text:h>
          <text:p text:style-name="Text_20_body"><text:span text:style-name="T1">3.1. Archivo </text:span><text:span text:style-name="Source_20_Text"><text:span text:style-name="T1">/etc/resolv.conf</text:span></text:span></text:p>
          <text:p text:style-name="P4"><text:span text:style-name="Source_20_Text">nameserver 10.1.1.100</text:span></text:p>
          <text:p text:style-name="P3"><text:span text:style-name="Source_20_Text">search aula11.local andorra.aula11.local</text:span></text:p>
          <text:p text:style-name="P9">3.2. Pruebas desde Rocky Linux:</text:p>
          <text:list text:style-name="L9">
            <text:list-item>
              <text:p text:style-name="P18"><text:span text:style-name="Source_20_Text">dig qbo.aula11.local</text:span> (debería resolver 10.1.1.100)</text:p>
            </text:list-item>
            <text:list-item>
              <text:p text:style-name="P18"><text:span text:style-name="Source_20_Text">dig dns.andorra.aula11.local</text:span> (debería resolver 10.1.1.107)</text:p>
            </text:list-item>
            <text:list-item>
              <text:p text:style-name="P18"><text:span text:style-name="Source_20_Text">dig www.google.com</text:span> (debería resolver una IP de Google, demostrando la recursión)</text:p>
            </text:list-item>
          </text:list>
          <text:p text:style-name="Horizontal_20_Line"/>
          <text:h text:style-name="Heading_20_3" text:outline-level="3">Caso 2: Zona de Tipo Forward (Reenvío)</text:h>
          <text:p text:style-name="Text_20_body"><text:span text:style-name="T1">Objetivo:</text:span> Configurar el servidor QBO (10.1.1.100) para reenviar las consultas de una zona específica a otro servidor DNS. Por ejemplo, si tuvieras una zona <text:span text:style-name="Source_20_Text">externa.com</text:span> que quieres que QBO reenvíe a un servidor DNS específico para esa zona, en lugar de intentar resolverla recursivamente por sí mismo.</text:p>
          <text:p text:style-name="Text_20_body"><text:span text:style-name="T1">Escenario:</text:span> Vamos a asumir que quieres que QBO reenvíe todas las consultas para la zona <text:span text:style-name="Source_20_Text">ejemplo.com</text:span> a un servidor DNS externo hipotético (ej. <text:span text:style-name="Source_20_Text">203.0.113.5</text:span>).</text:p>
          <text:h text:style-name="P2" text:outline-level="4">Configuración del Servidor DNS QBO (10.1.1.100)</text:h>
          <text:p text:style-name="Text_20_body"><text:span text:style-name="T1">1. Modificar el archivo de configuración de zonas (ej: </text:span><text:span text:style-name="Source_20_Text"><text:span text:style-name="T1">/etc/bind/named.conf.local</text:span></text:span><text:span text:style-name="T1">)</text:span></text:p>
          <text:p text:style-name="P7">DNS Zone file</text:p>
          <text:p text:style-name="Preformatted_20_Text"><text:soft-page-break/><text:span text:style-name="Source_20_Text">zone "ejemplo.com" IN {</text:span></text:p>
          <text:p text:style-name="Preformatted_20_Text"><text:span text:style-name="Source_20_Text"><text:s text:c="4"/>type forward;</text:span></text:p>
          <text:p text:style-name="Preformatted_20_Text"><text:span text:style-name="Source_20_Text"><text:s text:c="4"/>forward only; # O forward first; si quieres que intente resolver él mismo si el forward falla</text:span></text:p>
          <text:p text:style-name="Preformatted_20_Text"><text:span text:style-name="Source_20_Text"><text:s text:c="4"/>forwarders {</text:span></text:p>
          <text:p text:style-name="Preformatted_20_Text"><text:span text:style-name="Source_20_Text"><text:s text:c="8"/>203.0.113.5; # IP del servidor DNS que gestiona ejemplo.com</text:span></text:p>
          <text:p text:style-name="Preformatted_20_Text"><text:span text:style-name="Source_20_Text"><text:s text:c="8"/>198.51.100.10; # Otro servidor de ejemplo.com como respaldo</text:span></text:p>
          <text:p text:style-name="Preformatted_20_Text"><text:span text:style-name="Source_20_Text"><text:s text:c="4"/>};</text:span></text:p>
          <text:p text:style-name="P3"><text:span text:style-name="Source_20_Text">};</text:span></text:p>
          <text:p text:style-name="P9">Explicación:</text:p>
          <text:list text:style-name="L10">
            <text:list-item>
              <text:p text:style-name="P19"><text:span text:style-name="Source_20_Text">type forward;</text:span>: Indica que esta zona es de reenvío.</text:p>
            </text:list-item>
            <text:list-item>
              <text:p text:style-name="P19"><text:span text:style-name="Source_20_Text">forward only;</text:span>: Significa que QBO <text:span text:style-name="T2">solo</text:span> reenviará las consultas para <text:span text:style-name="Source_20_Text">ejemplo.com</text:span> a los <text:span text:style-name="Source_20_Text">forwarders</text:span> definidos. No intentará resolverlas recursivamente por sí mismo si los <text:span text:style-name="Source_20_Text">forwarders</text:span> no responden.</text:p>
            </text:list-item>
            <text:list-item>
              <text:p text:style-name="P19"><text:span text:style-name="Source_20_Text">forward first;</text:span> (alternativa a <text:span text:style-name="Source_20_Text">forward only;</text:span>): QBO intentará reenviar las consultas a los <text:span text:style-name="Source_20_Text">forwarders</text:span> primero. Si no obtiene una respuesta, intentará resolver la consulta recursivamente por sí mismo.</text:p>
            </text:list-item>
            <text:list-item>
              <text:p text:style-name="P19"><text:span text:style-name="Source_20_Text">forwarders { ... };</text:span>: Lista de direcciones IP de los servidores DNS a los que se deben reenviar las consultas para esta zona.</text:p>
            </text:list-item>
          </text:list>
          <text:p text:style-name="P9">Pasos adicionales en QBO:</text:p>
          <text:list text:style-name="L11">
            <text:list-item>
              <text:p text:style-name="P20">Reinicia el servicio BIND: <text:span text:style-name="Source_20_Text">sudo systemctl restart bind9</text:span>.</text:p>
            </text:list-item>
            <text:list-item>
              <text:p text:style-name="P20">Verifica el estado del servicio: <text:span text:style-name="Source_20_Text">sudo systemctl status bind9</text:span>.</text:p>
            </text:list-item>
          </text:list>
          <text:p text:style-name="P9">Pruebas desde un cliente (ej. Rocky Linux):</text:p>
          <text:p text:style-name="Text_20_body">Si en Rocky Linux tienes como <text:span text:style-name="Source_20_Text">nameserver</text:span> el 10.1.1.100, al hacer: <text:span text:style-name="Source_20_Text">dig www.ejemplo.com</text:span></text:p>
          <text:p text:style-name="Text_20_body">QBO recibirá la consulta, verá que tiene una zona de tipo <text:span text:style-name="Source_20_Text">forward</text:span> para <text:span text:style-name="Source_20_Text">ejemplo.com</text:span>, y reenviará la consulta a <text:span text:style-name="Source_20_Text">203.0.113.5</text:span>. La respuesta que reciba de <text:span text:style-name="Source_20_Text">203.0.113.5</text:span> será la que envíe de vuelta al cliente Rocky Linux.</text:p>
          <text:p text:style-name="Horizontal_20_Line"/>
          <text:p text:style-name="P9">Consideraciones importantes:</text:p>
          <text:list text:style-name="L12">
            <text:list-item>
              <text:p text:style-name="P21"><text:span text:style-name="T1">Firewall:</text:span> Asegúrate de que el firewall en ambos servidores DNS (QBO y Ubuntu) permita el tráfico entrante y saliente en el puerto 53 (TCP y UDP).</text:p>
            </text:list-item>
            <text:list-item>
              <text:p text:style-name="P21"><text:span text:style-name="T1">Archivos de logs:</text:span> Revisa los logs de BIND (generalmente en <text:span text:style-name="Source_20_Text">/var/log/syslog</text:span> o <text:span text:style-name="Source_20_Text">/var/log/daemon.log</text:span> en Ubuntu/Debian, o <text:span text:style-name="Source_20_Text">/var/log/messages</text:span> en Rocky Linux) si encuentras problemas.</text:p>
            </text:list-item>
            <text:list-item>
              <text:p text:style-name="P21"><text:span text:style-name="T1">Permisos de archivos:</text:span> Los archivos de zona y configuración deben tener los permisos correctos para que BIND pueda leerlos (típicamente <text:span text:style-name="Source_20_Text">root:bind</text:span> o <text:span text:style-name="Source_20_Text">bind:bind</text:span> con permisos de lectura para el usuario <text:span text:style-name="Source_20_Text">bind</text:span>).</text:p>
            </text:list-item>
            <text:list-item>
              <text:p text:style-name="P21"><text:span text:style-name="T1">Números de serie (Serial):</text:span> Cada vez que realices un cambio en un archivo de zona (como <text:span text:style-name="Source_20_Text">db.aula11.local</text:span>), incrementa el número de serie (Serial) en el registro SOA para que <text:soft-page-break/>los servidores esclavos (si los hubiera) sepan que hay una nueva versión de la zona.</text:p>
            </text:list-item>
            <text:list-item>
              <text:p text:style-name="P21"><text:span text:style-name="T1">Seguridad:</text:span> En un entorno de producción, <text:span text:style-name="Source_20_Text">allow-query { any; };</text:span> debería ser más restrictivo para permitir consultas solo desde las IPs de tus clientes o subredes autorizadas.</text:p>
            </text:list-item>
            <text:list-item>
              <text:p text:style-name="P21"><text:span text:style-name="T1">Entorno de pruebas:</text:span> Asegúrate de que las IPs y los nombres de host sean correctos y se correspondan con tu configuración de red.</text:p>
            </text:list-item>
          </text:list>
        </text:section>
      </text:section>
      <text:section text:style-name="Sect1" text:name="b48475f9be593e1c">
        <text:p text:style-name="P6"/>
        <text:section text:style-name="Sect1" text:name="user-query-content-1">
          <text:p text:style-name="P8">Procedimiento paso a paso apara usar DNSsec (explícale antes) en la zona aula11.local en el server 10.1.1.100. Muestra el paso a paso tras la explicación y comenta los comandos y las operaciones </text:p>
        </text:section>
        <text:section text:style-name="Sect2" text:name="model-response-message-contentr_b48475f9be593e1c">
          <text:p text:style-name="P7">Aquí tienes una explicación detallada de DNSSEC y un procedimiento paso a paso para implementarlo en la zona <text:span text:style-name="Source_20_Text">aula11.local</text:span> en tu servidor DNS QBO (10.1.1.100), incluyendo los comandos y explicaciones.</text:p>
          <text:p text:style-name="Horizontal_20_Line"/>
          <text:h text:style-name="P1" text:outline-level="3">Explicación de DNSSEC (Domain Name System Security Extensions)</text:h>
          <text:p text:style-name="Text_20_body">DNSSEC es un conjunto de extensiones de seguridad para el Sistema de Nombres de Dominio (DNS) que proporcionan autenticación criptográfica de los datos. En términos simples, DNSSEC añade firmas digitales a los registros DNS para garantizar que la información que recibes de un servidor DNS es auténtica y no ha sido manipulada en tránsito.</text:p>
          <text:p text:style-name="P9">¿Por qué es importante DNSSEC?</text:p>
          <text:p text:style-name="Text_20_body">El DNS original fue diseñado sin consideraciones de seguridad. Esto lo hace vulnerable a ataques como el "envenenamiento de caché DNS" (DNS Cache Poisoning) o el "spoofing DNS", donde un atacante puede inyectar registros DNS falsos en la caché de un servidor DNS, redirigiendo a los usuarios a sitios web maliciosos o comprometiendo la comunicación.</text:p>
          <text:p text:style-name="Text_20_body">DNSSEC mitiga estas amenazas al:</text:p>
          <text:list text:style-name="L13">
            <text:list-item>
              <text:p text:style-name="P22"><text:span text:style-name="T1">Asegurar la Autenticidad de los Datos:</text:span> Garantiza que los datos DNS que recibes provienen del servidor DNS autorizado para esa zona y no han sido alterados.</text:p>
            </text:list-item>
            <text:list-item>
              <text:p text:style-name="P22"><text:span text:style-name="T1">Proteger la Integridad de los Datos:</text:span> Verifica que los datos no han sido modificados durante la transmisión.</text:p>
            </text:list-item>
            <text:list-item>
              <text:p text:style-name="P22"><text:span text:style-name="T1">Proporcionar Autenticación de Origen:</text:span> Confirma que la respuesta DNS viene del servidor DNS que realmente posee la zona.</text:p>
            </text:list-item>
          </text:list>
          <text:p text:style-name="P9">¿Cómo funciona DNSSEC?</text:p>
          <text:p text:style-name="Text_20_body">DNSSEC utiliza criptografía de clave pública para firmar digitalmente los registros DNS en una zona. Esto implica la creación de varios tipos nuevos de registros DNS:</text:p>
          <text:list text:style-name="L14">
            <text:list-item>
              <text:p text:style-name="P23"><text:span text:style-name="T1">RRSIG (Resource Record Signature):</text:span> Es el registro de firma digital que acompaña a cada conjunto de registros (RRset) en una zona. Verifica la autenticidad de los registros.</text:p>
            </text:list-item>
            <text:list-item>
              <text:p text:style-name="P23"><text:span text:style-name="T1">DNSKEY (DNS Key):</text:span> Contiene las claves públicas utilizadas para verificar las firmas RRSIG. Hay dos tipos principales de DNSKEY:</text:p>
              <text:list>
                <text:list-item>
                  <text:p text:style-name="P23"><text:soft-page-break/><text:span text:style-name="T1">KSK (Key Signing Key):</text:span> Se utiliza para firmar otras DNSKEYs (especialmente la ZSK). La KSK es la clave de más alto nivel en la zona y su clave pública se publica en el padre (mediante un registro DS).</text:p>
                </text:list-item>
                <text:list-item>
                  <text:p text:style-name="P23"><text:span text:style-name="T1">ZSK (Zone Signing Key):</text:span> Se utiliza para firmar los registros de recursos (A, AAAA, MX, NS, etc.) en la zona.</text:p>
                </text:list-item>
              </text:list>
            </text:list-item>
            <text:list-item>
              <text:p text:style-name="P23"><text:span text:style-name="T1">DS (Delegation Signer):</text:span> Este registro se publica en la zona padre (en tu caso, en el registro para <text:span text:style-name="Source_20_Text">local</text:span> si fuera una TLD, o en tu servidor superior si <text:span text:style-name="Source_20_Text">aula11.local</text:span> estuviera delegada de otro dominio) y contiene el hash público de la KSK de la zona hija. Es crucial para establecer la "Cadena de Confianza" (Chain of Trust).</text:p>
            </text:list-item>
            <text:list-item>
              <text:p text:style-name="P23"><text:span text:style-name="T1">NSEC/NSEC3 (Next Secure Record):</text:span> Permiten la "negación autenticada de existencia". Es decir, prueban criptográficamente que un nombre de dominio o un tipo de registro no existe en una zona, evitando ataques de enumeración o de falsificación de inexistencia.</text:p>
            </text:list-item>
          </text:list>
          <text:p text:style-name="P9">Cadena de Confianza (Chain of Trust):</text:p>
          <text:p text:style-name="Text_20_body">DNSSEC establece una cadena de confianza desde los servidores raíz de DNS hasta los servidores autoritativos de una zona específica. Funciona así:</text:p>
          <text:list text:style-name="L15">
            <text:list-item>
              <text:p text:style-name="P24">Un resolver validador (como tu servidor DNS si lo configuras para validar) confía en las claves públicas de la raíz de DNS.</text:p>
            </text:list-item>
            <text:list-item>
              <text:p text:style-name="P24">La raíz firma los registros de las TLDs (como <text:span text:style-name="Source_20_Text">.com</text:span>, <text:span text:style-name="Source_20_Text">.org</text:span>).</text:p>
            </text:list-item>
            <text:list-item>
              <text:p text:style-name="P24">La TLD firma los registros de los dominios de segundo nivel (como <text:span text:style-name="Source_20_Text">aula11.local</text:span>).</text:p>
            </text:list-item>
            <text:list-item>
              <text:p text:style-name="P24">Tu servidor DNS (10.1.1.100) firma los registros dentro de <text:span text:style-name="Source_20_Text">aula11.local</text:span>.</text:p>
            </text:list-item>
          </text:list>
          <text:p text:style-name="Text_20_body">Cuando un resolver recibe una respuesta DNS firmada, puede usar las claves públicas para verificar las firmas a lo largo de toda la cadena, asegurándose de que la respuesta es auténtica. Si alguna firma no coincide, la respuesta se considera inválida y se descarta, protegiendo al usuario.</text:p>
          <text:p text:style-name="Horizontal_20_Line"/>
          <text:h text:style-name="Heading_20_3" text:outline-level="3"><text:span text:style-name="T1">Procedimiento Paso a Paso para Implementar DNSSEC en </text:span><text:span text:style-name="Source_20_Text"><text:span text:style-name="T1">aula11.local</text:span></text:span><text:span text:style-name="T1"> (10.1.1.100)</text:span></text:h>
          <text:p text:style-name="Text_20_body">Asumiremos que ya tienes BIND9 instalado y configurado para <text:span text:style-name="Source_20_Text">aula11.local</text:span> como se describió en el Caso 1.</text:p>
          <text:p text:style-name="P9">Requisitos Previos:</text:p>
          <text:list text:style-name="L16">
            <text:list-item>
              <text:p text:style-name="P25">BIND9 instalado y funcionando en 10.1.1.100.</text:p>
            </text:list-item>
            <text:list-item>
              <text:p text:style-name="P25">La zona <text:span text:style-name="Source_20_Text">aula11.local</text:span> configurada como <text:span text:style-name="Source_20_Text">master</text:span> en <text:span text:style-name="Source_20_Text">named.conf.local</text:span>.</text:p>
            </text:list-item>
            <text:list-item>
              <text:p text:style-name="P25">Tener acceso de root o <text:span text:style-name="Source_20_Text">sudo</text:span> en el servidor 10.1.1.100.</text:p>
            </text:list-item>
          </text:list>
          <text:h text:style-name="P2" text:outline-level="4">Paso 1: Generar las Claves DNSSEC (KSK y ZSK)</text:h>
          <text:p text:style-name="Text_20_body">Vamos a generar un par de claves KSK y ZSK. La KSK se usa para firmar la ZSK, y la ZSK se usa para firmar los registros de la zona.</text:p>
          <text:p text:style-name="P9">1.1. Navegar al directorio de configuración de BIND:</text:p>
          <text:p text:style-name="P7"><text:soft-page-break/>Bash</text:p>
          <text:p text:style-name="P3"><text:span text:style-name="Source_20_Text">cd /etc/bind/</text:span></text:p>
          <text:p text:style-name="P26">Comentario: Nos movemos al directorio donde se suelen almacenar las claves y los archivos de zona de BIND para mantener la organización.</text:p>
          <text:p text:style-name="P9">1.2. Generar la KSK (Key Signing Key):</text:p>
          <text:p text:style-name="P7">Bash</text:p>
          <text:p text:style-name="P3"><text:span text:style-name="Source_20_Text">sudo dnssec-keygen -a ECDSAP256SHA256 -b 256 -n KSK aula11.local</text:span></text:p>
          <text:list text:style-name="L17">
            <text:list-item>
              <text:p text:style-name="P27"><text:span text:style-name="Source_20_Text">sudo</text:span>: Ejecutar con privilegios de superusuario.</text:p>
            </text:list-item>
            <text:list-item>
              <text:p text:style-name="P27"><text:span text:style-name="Source_20_Text">dnssec-keygen</text:span>: La herramienta para generar claves DNSSEC.</text:p>
            </text:list-item>
            <text:list-item>
              <text:p text:style-name="P27"><text:span text:style-name="Source_20_Text">-a ECDSAP256SHA256</text:span>: Algoritmo criptográfico. ECDSA con curva P-256 y SHA256 es un algoritmo moderno y seguro.</text:p>
            </text:list-item>
            <text:list-item>
              <text:p text:style-name="P27"><text:span text:style-name="Source_20_Text">-b 256</text:span>: Tamaño de la clave en bits. Para ECDSA, 256 bits es apropiado.</text:p>
            </text:list-item>
            <text:list-item>
              <text:p text:style-name="P27"><text:span text:style-name="Source_20_Text">-n KSK</text:span>: Indica que esta clave es una KSK (Key Signing Key).</text:p>
            </text:list-item>
            <text:list-item>
              <text:p text:style-name="P27"><text:span text:style-name="Source_20_Text">aula11.local</text:span>: El nombre de la zona para la que se genera la clave.</text:p>
            </text:list-item>
          </text:list>
          <text:p text:style-name="Text_20_body">Esto generará dos archivos: <text:span text:style-name="Source_20_Text">Kaula11.local.+[algoritmo]+[IDclave].key</text:span> (clave pública) y <text:span text:style-name="Source_20_Text">Kaula11.local.+[algoritmo]+[IDclave].private</text:span> (clave privada). Ejemplo: <text:span text:style-name="Source_20_Text">Kaula11.local.+013+12345.key</text:span> y <text:span text:style-name="Source_20_Text">Kaula11.local.+013+12345.private</text:span></text:p>
          <text:p text:style-name="P9">1.3. Generar la ZSK (Zone Signing Key):</text:p>
          <text:p text:style-name="P7">Bash</text:p>
          <text:p text:style-name="P3"><text:span text:style-name="Source_20_Text">sudo dnssec-keygen -a ECDSAP256SHA256 -b 256 -n ZSK aula11.local</text:span></text:p>
          <text:list text:style-name="L18">
            <text:list-item>
              <text:p text:style-name="P28"><text:span text:style-name="Source_20_Text">-n ZSK</text:span>: Indica que esta clave es una ZSK (Zone Signing Key).</text:p>
            </text:list-item>
          </text:list>
          <text:p text:style-name="Text_20_body">Esto también generará un par de archivos <text:span text:style-name="Source_20_Text">.key</text:span> y <text:span text:style-name="Source_20_Text">.private</text:span>. Ejemplo: <text:span text:style-name="Source_20_Text">Kaula11.local.+013+67890.key</text:span> y <text:span text:style-name="Source_20_Text">Kaula11.local.+013+67890.private</text:span></text:p>
          <text:h text:style-name="P2" text:outline-level="4">Paso 2: Incluir las Claves en el Archivo de Zona</text:h>
          <text:p text:style-name="Text_20_body">Ahora debemos decirle a BIND que estas claves existen y que las use para firmar la zona.</text:p>
          <text:p text:style-name="Text_20_body"><text:span text:style-name="T1">2.1. Abrir el archivo de zona de </text:span><text:span text:style-name="Source_20_Text"><text:span text:style-name="T1">aula11.local</text:span></text:span><text:span text:style-name="T1"> (ej: </text:span><text:span text:style-name="Source_20_Text"><text:span text:style-name="T1">/etc/bind/db.aula11.local</text:span></text:span><text:span text:style-name="T1">)</text:span></text:p>
          <text:p text:style-name="P7">Bash</text:p>
          <text:p text:style-name="P3"><text:span text:style-name="Source_20_Text">sudo nano /etc/bind/db.aula11.local</text:span></text:p>
          <text:p text:style-name="Text_20_body"><text:span text:style-name="T1">2.2. Añadir las directivas </text:span><text:span text:style-name="Source_20_Text"><text:span text:style-name="T1">$INCLUDE</text:span></text:span><text:span text:style-name="T1"> para las claves al final del archivo:</text:span></text:p>
          <text:p text:style-name="P7">DNS Zone file</text:p>
          <text:p text:style-name="Preformatted_20_Text"><text:span text:style-name="Source_20_Text">; ... (contenido existente del archivo de zona) ...</text:span></text:p>
          <text:p text:style-name="Preformatted_20_Text"/>
          <text:p text:style-name="Preformatted_20_Text"><text:soft-page-break/><text:span text:style-name="Source_20_Text">$INCLUDE /etc/bind/Kaula11.local.+013+12345.key ; Reemplaza con el nombre de tu KSK.key</text:span></text:p>
          <text:p text:style-name="P3"><text:span text:style-name="Source_20_Text">$INCLUDE /etc/bind/Kaula11.local.+013+67890.key ; Reemplaza con el nombre de tu ZSK.key</text:span></text:p>
          <text:p text:style-name="Text_20_body"><text:span text:style-name="T2">Comentario: </text:span><text:span text:style-name="Source_20_Text"><text:span text:style-name="T2">$INCLUDE</text:span></text:span><text:span text:style-name="T2"> le dice a BIND que inserte el contenido de estos archivos (que contienen las claves públicas DNSKEY) directamente en la zona. Esto hace que las claves públicas sean parte de la zona y puedan ser consultadas por los resolvers.</text:span></text:p>
          <text:p text:style-name="P9">2.3. Incrementar el número de serie (Serial) en el registro SOA.</text:p>
          <text:p text:style-name="Text_20_body">Por ejemplo, si era <text:span text:style-name="Source_20_Text">2025070901</text:span>, cámbialo a <text:span text:style-name="Source_20_Text">2025070902</text:span>. Esto es crucial para que BIND reconozca los cambios.</text:p>
          <text:p text:style-name="P9">2.4. Guardar y cerrar el archivo.</text:p>
          <text:h text:style-name="P2" text:outline-level="4">Paso 3: Firmar la Zona</text:h>
          <text:p text:style-name="Text_20_body">Ahora que las claves están en la zona, debemos usar <text:span text:style-name="Source_20_Text">dnssec-signzone</text:span> para firmar la zona, lo que creará los registros RRSIG y NSEC/NSEC3.</text:p>
          <text:p text:style-name="P9">3.1. Firmar la zona usando la KSK y la ZSK:</text:p>
          <text:p text:style-name="P7">Bash</text:p>
          <text:p text:style-name="P3"><text:span text:style-name="Source_20_Text">sudo dnssec-signzone -o aula11.local -k Kaula11.local.+013+12345.private /etc/bind/db.aula11.local Kaula11.local.+013+67890.private</text:span></text:p>
          <text:list text:style-name="L19">
            <text:list-item>
              <text:p text:style-name="P29"><text:span text:style-name="Source_20_Text">dnssec-signzone</text:span>: La herramienta para firmar zonas.</text:p>
            </text:list-item>
            <text:list-item>
              <text:p text:style-name="P29"><text:span text:style-name="Source_20_Text">-o aula11.local</text:span>: Especifica el origen de la zona.</text:p>
            </text:list-item>
            <text:list-item>
              <text:p text:style-name="P29"><text:span text:style-name="Source_20_Text">-k Kaula11.local.+013+12345.private</text:span>: La ruta a la clave privada de la KSK.</text:p>
            </text:list-item>
            <text:list-item>
              <text:p text:style-name="P29"><text:span text:style-name="Source_20_Text">/etc/bind/db.aula11.local</text:span>: La ruta al archivo de zona que se va a firmar.</text:p>
            </text:list-item>
            <text:list-item>
              <text:p text:style-name="P29"><text:span text:style-name="Source_20_Text">Kaula11.local.+013+67890.private</text:span>: La ruta a la clave privada de la ZSK.</text:p>
            </text:list-item>
          </text:list>
          <text:p text:style-name="Text_20_body">Esta operación generará un nuevo archivo llamado <text:span text:style-name="Source_20_Text">db.aula11.local.signed</text:span>. Este archivo contiene todos los registros originales más los nuevos registros DNSSEC (RRSIG, DNSKEY, NSEC).</text:p>
          <text:p text:style-name="P26">Comentario: Este comando lee el archivo de zona, aplica las firmas digitales usando las claves privadas especificadas, y produce una nueva versión "firmada" de la zona.</text:p>
          <text:h text:style-name="P2" text:outline-level="4">Paso 4: Configurar BIND para Usar la Zona Firmada</text:h>
          <text:p text:style-name="Text_20_body">Debemos decirle a BIND que use el nuevo archivo <text:span text:style-name="Source_20_Text">db.aula11.local.signed</text:span> en lugar del original.</text:p>
          <text:p text:style-name="Text_20_body"><text:span text:style-name="T1">4.1. Abrir el archivo de configuración de zonas de BIND (ej: </text:span><text:span text:style-name="Source_20_Text"><text:span text:style-name="T1">/etc/bind/named.conf.local</text:span></text:span><text:span text:style-name="T1">)</text:span></text:p>
          <text:p text:style-name="P7">Bash</text:p>
          <text:p text:style-name="P3"><text:span text:style-name="Source_20_Text">sudo nano /etc/bind/named.conf.local</text:span></text:p>
          <text:p text:style-name="Text_20_body"><text:soft-page-break/><text:span text:style-name="T1">4.2. Modificar la entrada de la zona </text:span><text:span text:style-name="Source_20_Text"><text:span text:style-name="T1">aula11.local</text:span></text:span><text:span text:style-name="T1">:</text:span></text:p>
          <text:p text:style-name="P7">DNS Zone file</text:p>
          <text:p text:style-name="Preformatted_20_Text"><text:span text:style-name="Source_20_Text">zone "aula11.local" IN {</text:span></text:p>
          <text:p text:style-name="Preformatted_20_Text"><text:span text:style-name="Source_20_Text"><text:s text:c="4"/>type master;</text:span></text:p>
          <text:p text:style-name="Preformatted_20_Text"><text:span text:style-name="Source_20_Text"><text:s text:c="4"/>file "/etc/bind/db.aula11.local.signed"; # Cambiar a la zona firmada</text:span></text:p>
          <text:p text:style-name="Preformatted_20_Text"><text:span text:style-name="Source_20_Text"><text:s text:c="4"/>allow-update { none; };</text:span></text:p>
          <text:p text:style-name="P3"><text:span text:style-name="Source_20_Text">};</text:span></text:p>
          <text:p text:style-name="Text_20_body"><text:span text:style-name="T2">Comentario: Este es el paso crucial para que BIND sirva los datos DNSSEC. Le estamos diciendo que el archivo que contiene la información autoritativa para </text:span><text:span text:style-name="Source_20_Text"><text:span text:style-name="T2">aula11.local</text:span></text:span><text:span text:style-name="T2"> es ahora el que está firmado.</text:span></text:p>
          <text:p text:style-name="P9">4.3. Guardar y cerrar el archivo.</text:p>
          <text:h text:style-name="Heading_20_4" text:outline-level="4"><text:span text:style-name="T1">Paso 5: Configurar la Validación DNSSEC en </text:span><text:span text:style-name="Source_20_Text"><text:span text:style-name="T1">named.conf.options</text:span></text:span></text:h>
          <text:p text:style-name="Text_20_body">Aunque esto es para el servidor que <text:span text:style-name="T2">consulta</text:span> (resolver validador), es una buena práctica habilitarlo en tu propio servidor si este también actúa como resolver para otros clientes.</text:p>
          <text:p text:style-name="Text_20_body"><text:span text:style-name="T1">5.1. Abrir el archivo de opciones de BIND (ej: </text:span><text:span text:style-name="Source_20_Text"><text:span text:style-name="T1">/etc/bind/named.conf.options</text:span></text:span><text:span text:style-name="T1">)</text:span></text:p>
          <text:p text:style-name="P7">Bash</text:p>
          <text:p text:style-name="P3"><text:span text:style-name="Source_20_Text">sudo nano /etc/bind/named.conf.options</text:span></text:p>
          <text:p text:style-name="Text_20_body"><text:span text:style-name="T1">5.2. Asegurarse de que </text:span><text:span text:style-name="Source_20_Text"><text:span text:style-name="T1">dnssec-validation</text:span></text:span><text:span text:style-name="T1"> esté configurado a </text:span><text:span text:style-name="Source_20_Text"><text:span text:style-name="T1">auto</text:span></text:span><text:span text:style-name="T1"> o </text:span><text:span text:style-name="Source_20_Text"><text:span text:style-name="T1">yes</text:span></text:span><text:span text:style-name="T1">:</text:span></text:p>
          <text:p text:style-name="P7">DNS Zone file</text:p>
          <text:p text:style-name="Preformatted_20_Text"><text:span text:style-name="Source_20_Text">options {</text:span></text:p>
          <text:p text:style-name="Preformatted_20_Text"><text:span text:style-name="Source_20_Text"><text:s text:c="4"/>directory "/var/cache/bind";</text:span></text:p>
          <text:p text:style-name="Preformatted_20_Text"><text:span text:style-name="Source_20_Text"><text:s text:c="4"/>recursion yes;</text:span></text:p>
          <text:p text:style-name="Preformatted_20_Text"><text:span text:style-name="Source_20_Text"><text:s text:c="4"/>allow-query { any; };</text:span></text:p>
          <text:p text:style-name="Preformatted_20_Text"><text:span text:style-name="Source_20_Text"><text:s text:c="4"/>forwarders {</text:span></text:p>
          <text:p text:style-name="Preformatted_20_Text"><text:span text:style-name="Source_20_Text"><text:s text:c="8"/>8.8.8.8;</text:span></text:p>
          <text:p text:style-name="Preformatted_20_Text"><text:span text:style-name="Source_20_Text"><text:s text:c="8"/>8.8.4.4;</text:span></text:p>
          <text:p text:style-name="Preformatted_20_Text"><text:span text:style-name="Source_20_Text"><text:s text:c="4"/>};</text:span></text:p>
          <text:p text:style-name="Preformatted_20_Text"><text:span text:style-name="Source_20_Text"><text:s text:c="4"/>dnssec-validation auto; # Asegúrate de que esta línea esté presente y configurada.</text:span></text:p>
          <text:p text:style-name="Preformatted_20_Text"><text:span text:style-name="Source_20_Text"><text:s text:c="4"/>listen-on { any; };</text:span></text:p>
          <text:p text:style-name="P3"><text:span text:style-name="Source_20_Text">};</text:span></text:p>
          <text:p text:style-name="Text_20_body"><text:span text:style-name="T2">Comentario: </text:span><text:span text:style-name="Source_20_Text"><text:span text:style-name="T2">dnssec-validation auto;</text:span></text:span><text:span text:style-name="T2"> indica a BIND que intente validar las respuestas DNS que recibe. Esto no afecta la firma de tu propia zona, sino cómo tu servidor procesa las respuestas de otras zonas que puedan estar firmadas.</text:span></text:p>
          <text:p text:style-name="P9">5.3. Guardar y cerrar el archivo.</text:p>
          <text:h text:style-name="P2" text:outline-level="4">Paso 6: Reiniciar el Servicio BIND y Verificar</text:h>
          <text:p text:style-name="P9">6.1. Comprobar la sintaxis de los archivos de configuración de BIND:</text:p>
          <text:p text:style-name="P7">Bash</text:p>
          <text:p text:style-name="Preformatted_20_Text"><text:span text:style-name="Source_20_Text">sudo named-checkconf</text:span></text:p>
          <text:p text:style-name="P3"><text:span text:style-name="Source_20_Text">sudo named-checkzone aula11.local /etc/bind/db.aula11.local.signed</text:span></text:p>
          <text:p text:style-name="Text_20_body"><text:soft-page-break/><text:span text:style-name="T2">Comentario: </text:span><text:span text:style-name="Source_20_Text"><text:span text:style-name="T2">named-checkconf</text:span></text:span><text:span text:style-name="T2"> verifica errores en </text:span><text:span text:style-name="Source_20_Text"><text:span text:style-name="T2">named.conf.options</text:span></text:span><text:span text:style-name="T2"> y </text:span><text:span text:style-name="Source_20_Text"><text:span text:style-name="T2">named.conf.local</text:span></text:span><text:span text:style-name="T2">. </text:span><text:span text:style-name="Source_20_Text"><text:span text:style-name="T2">named-checkzone</text:span></text:span><text:span text:style-name="T2"> verifica la sintaxis y validez de la zona firmada. Si hay errores, corrígelos antes de continuar.</text:span></text:p>
          <text:p text:style-name="P9">6.2. Reiniciar el servicio BIND:</text:p>
          <text:p text:style-name="P7">Bash</text:p>
          <text:p text:style-name="P3"><text:span text:style-name="Source_20_Text">sudo systemctl restart bind9</text:span></text:p>
          <text:p text:style-name="P26">Comentario: Recargamos el demonio BIND para que lea la nueva configuración y la zona firmada.</text:p>
          <text:p text:style-name="P9">6.3. Verificar el estado del servicio BIND:</text:p>
          <text:p text:style-name="P7">Bash</text:p>
          <text:p text:style-name="P3"><text:span text:style-name="Source_20_Text">sudo systemctl status bind9</text:span></text:p>
          <text:p text:style-name="P26">Comentario: Asegúrate de que el servicio esté corriendo sin errores.</text:p>
          <text:h text:style-name="P2" text:outline-level="4">Paso 7: Obtener el Registro DS para la Zona Padre (Opcional, pero crucial para la validación externa)</text:h>
          <text:p text:style-name="Text_20_body">Este paso es el más complejo y dependerá de tu escenario. Para que la validación DNSSEC funcione a nivel global, tu zona <text:span text:style-name="Source_20_Text">aula11.local</text:span> necesita un registro DS (Delegation Signer) publicado en la zona "padre".</text:p>
          <text:p text:style-name="P9">7.1. Generar el registro DS a partir de tu KSK:</text:p>
          <text:p text:style-name="P7">Bash</text:p>
          <text:p text:style-name="P3"><text:span text:style-name="Source_20_Text">sudo dnssec-dsfromkey /etc/bind/Kaula11.local.+013+12345.key</text:span></text:p>
          <text:p text:style-name="P26">Comentario: Esta herramienta toma tu clave pública KSK y genera la línea del registro DS que se debería añadir en la zona padre. La salida será similar a:</text:p>
          <text:p text:style-name="P5"><text:span text:style-name="Source_20_Text">aula11.local. IN DS 12345 13 2 1234567890abcdef...</text:span></text:p>
          <text:list text:style-name="L20">
            <text:list-item>
              <text:p text:style-name="P30"><text:span text:style-name="Source_20_Text">12345</text:span>: Key Tag (ID de la clave)</text:p>
            </text:list-item>
            <text:list-item>
              <text:p text:style-name="P30"><text:span text:style-name="Source_20_Text">13</text:span>: Algorithm (ID del algoritmo, por ejemplo, 13 para ECDSAP256SHA256)</text:p>
            </text:list-item>
            <text:list-item>
              <text:p text:style-name="P30"><text:span text:style-name="Source_20_Text">2</text:span>: Digest Type (tipo de hash, 2 para SHA256)</text:p>
            </text:list-item>
            <text:list-item>
              <text:p text:style-name="P30"><text:span text:style-name="Source_20_Text">1234567890abcdef...</text:span>: Digest (el hash de la KSK)</text:p>
            </text:list-item>
          </text:list>
          <text:p text:style-name="P9">7.2. Publicar el registro DS en la zona padre:</text:p>
          <text:p text:style-name="Text_20_body">Aquí es donde la implementación puede variar enormemente:</text:p>
          <text:list text:style-name="L21">
            <text:list-item>
              <text:p text:style-name="P31"><text:span text:style-name="T1">Si </text:span><text:span text:style-name="Source_20_Text"><text:span text:style-name="T1">aula11.local</text:span></text:span><text:span text:style-name="T1"> es un dominio real registrado:</text:span> Tendrías que ir al panel de control de tu registrador de dominio (ej. GoDaddy, Namecheap) y añadir este registro DS allí. El registrador se encargará de enviarlo a los servidores de nombres de la TLD (Top-Level Domain).</text:p>
            </text:list-item>
            <text:list-item>
              <text:p text:style-name="P31"><text:span text:style-name="T1">Si </text:span><text:span text:style-name="Source_20_Text"><text:span text:style-name="T1">aula11.local</text:span></text:span><text:span text:style-name="T1"> es un dominio interno y no está delegado de un dominio real:</text:span> Este paso no es estrictamente necesario para la validación interna si tu servidor DNS es el punto <text:soft-page-break/>de inicio de la cadena de confianza para tus clientes. Sin embargo, para una validación "global" de <text:span text:style-name="Source_20_Text">aula11.local</text:span> por cualquier resolver externo, necesitarías que alguna autoridad superior publicara este DS. En un entorno de laboratorio, esto no es común a menos que simules una jerarquía DNS compleja.</text:p>
            </text:list-item>
            <text:list-item>
              <text:p text:style-name="P31"><text:span text:style-name="T1">Si </text:span><text:span text:style-name="Source_20_Text"><text:span text:style-name="T1">aula11.local</text:span></text:span><text:span text:style-name="T1"> estuviera delegada de otro servidor DNS que tú controlas (ej. </text:span><text:span text:style-name="Source_20_Text"><text:span text:style-name="T1">local</text:span></text:span><text:span text:style-name="T1"> en un </text:span><text:span text:style-name="Source_20_Text"><text:span text:style-name="T1">miempresa.local</text:span></text:span><text:span text:style-name="T1">):</text:span> Deberías añadir el registro DS generado en el archivo de zona de <text:span text:style-name="Source_20_Text">miempresa.local</text:span> en el servidor DNS que gestiona esa zona.</text:p>
            </text:list-item>
          </text:list>
          <text:p text:style-name="Text_20_body"><text:span text:style-name="T1">Sin este paso, los resolvers externos que intenten validar </text:span><text:span text:style-name="Source_20_Text"><text:span text:style-name="T1">aula11.local</text:span></text:span><text:span text:style-name="T1"> no podrán establecer la cadena de confianza completa, ya que no sabrán si confiar en tu KSK.</text:span></text:p>
          <text:h text:style-name="P2" text:outline-level="4">Paso 8: Verificar la Validación DNSSEC (Desde un Cliente)</text:h>
          <text:p text:style-name="Text_20_body">Desde tu cliente Rocky Linux (10.1.1.108) que usa 10.1.1.100 como <text:span text:style-name="Source_20_Text">nameserver</text:span>, puedes verificar si la validación DNSSEC funciona.</text:p>
          <text:p text:style-name="P9">8.1. Consultar un registro y verificar el estado AD (Authentic Data):</text:p>
          <text:p text:style-name="P7">Bash</text:p>
          <text:p text:style-name="P3"><text:span text:style-name="Source_20_Text">dig +dnssec qbo.aula11.local @10.1.1.100</text:span></text:p>
          <text:p text:style-name="Text_20_body"><text:span text:style-name="T2">Comentario: </text:span><text:span text:style-name="Source_20_Text"><text:span text:style-name="T2">+dnssec</text:span></text:span><text:span text:style-name="T2"> le dice a </text:span><text:span text:style-name="Source_20_Text"><text:span text:style-name="T2">dig</text:span></text:span><text:span text:style-name="T2"> que solicite los registros DNSSEC. </text:span><text:span text:style-name="Source_20_Text"><text:span text:style-name="T2">@10.1.1.100</text:span></text:span><text:span text:style-name="T2"> especifica el servidor DNS a consultar.</text:span></text:p>
          <text:p text:style-name="Text_20_body">En la salida, deberías buscar una línea similar a esta: <text:span text:style-name="Source_20_Text">;; flags: qr rd ra ad; QUERY: 1, ANSWER: 2, AUTHORITY: 2, ADDITIONAL: 1</text:span></text:p>
          <text:p text:style-name="Text_20_body">La flag <text:span text:style-name="Source_20_Text">ad</text:span> (Authentic Data) indica que la respuesta ha sido validada criptográficamente por el servidor al que consultaste (10.1.1.100) y se considera auténtica. Si ves <text:span text:style-name="Source_20_Text">ad</text:span>, ¡felicidades, DNSSEC está funcionando en tu servidor!</text:p>
          <text:p text:style-name="Text_20_body">También deberías ver los registros <text:span text:style-name="Source_20_Text">RRSIG</text:span> y <text:span text:style-name="Source_20_Text">DNSKEY</text:span> en la sección de respuesta.</text:p>
          <text:p text:style-name="P9">8.2. Probar con un registro que no existe (para verificar NSEC):</text:p>
          <text:p text:style-name="P7">Bash</text:p>
          <text:p text:style-name="P3"><text:span text:style-name="Source_20_Text">dig +dnssec noexiste.aula11.local @10.1.1.100</text:span></text:p>
          <text:p text:style-name="Text_20_body">Deberías recibir un <text:span text:style-name="Source_20_Text">NXDOMAIN</text:span> (No existe el dominio) y ver registros <text:span text:style-name="Source_20_Text">NSEC</text:span> o <text:span text:style-name="Source_20_Text">NSEC3</text:span> en la respuesta, indicando que la negación de existencia también está firmada.</text:p>
          <text:p text:style-name="Horizontal_20_Line"/>
          <text:p text:style-name="P9">Resumen del Proceso:</text:p>
          <text:list text:style-name="L22">
            <text:list-item>
              <text:p text:style-name="P32"><text:span text:style-name="T1">Generar Claves:</text:span> Crea la KSK y la ZSK.</text:p>
            </text:list-item>
            <text:list-item>
              <text:p text:style-name="P32"><text:span text:style-name="T1">Incluir Claves:</text:span> Añade las claves públicas (DNSKEY) al archivo de zona.</text:p>
            </text:list-item>
            <text:list-item>
              <text:p text:style-name="P32"><text:span text:style-name="T1">Firmar Zona:</text:span> Usa <text:span text:style-name="Source_20_Text">dnssec-signzone</text:span> para crear el archivo de zona firmado (<text:span text:style-name="Source_20_Text">.signed</text:span>).</text:p>
            </text:list-item>
            <text:list-item>
              <text:p text:style-name="P32"><text:soft-page-break/><text:span text:style-name="T1">Configurar BIND:</text:span> Apunta BIND al nuevo archivo de zona firmado en <text:span text:style-name="Source_20_Text">named.conf.local</text:span>.</text:p>
            </text:list-item>
            <text:list-item>
              <text:p text:style-name="P32"><text:span text:style-name="T1">Habilitar Validación (Opcional para tu propio servidor):</text:span> Asegúrate de <text:span text:style-name="Source_20_Text">dnssec-validation auto;</text:span> en <text:span text:style-name="Source_20_Text">named.conf.options</text:span>.</text:p>
            </text:list-item>
            <text:list-item>
              <text:p text:style-name="P32"><text:span text:style-name="T1">Reiniciar y Verificar:</text:span> Reinicia BIND y comprueba los logs.</text:p>
            </text:list-item>
            <text:list-item>
              <text:p text:style-name="P32"><text:span text:style-name="T1">Publicar DS (Crucial para Validación Externa):</text:span> Genera el registro DS de tu KSK y publícalo en la zona padre (si aplica).</text:p>
            </text:list-item>
            <text:list-item>
              <text:p text:style-name="P32"><text:span text:style-name="T1">Probar:</text:span> Usa <text:span text:style-name="Source_20_Text">dig +dnssec</text:span> para verificar la flag <text:span text:style-name="Source_20_Text">ad</text:span>.</text:p>
            </text:list-item>
          </text:list>
          <text:p text:style-name="Text_20_body">Implementar DNSSEC añade una capa crucial de seguridad a tu infraestructura DNS, protegiendo a tus usuarios de ataques de falsificación de DNS.</text:p>
        </text:section>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18:30:42.924511960</meta:creation-date>
    <dc:date>2025-07-09T18:42:11.569509670</dc:date>
    <meta:editing-duration>PT11M29S</meta:editing-duration>
    <meta:editing-cycles>2</meta:editing-cycles>
    <meta:generator>LibreOffice/24.2.2.2$Linux_X86_64 LibreOffice_project/d56cc158d8a96260b836f100ef4b4ef25d6f1a01</meta:generator>
    <meta:document-statistic meta:table-count="0" meta:image-count="0" meta:object-count="0" meta:page-count="12" meta:paragraph-count="302" meta:word-count="3254" meta:character-count="21678" meta:non-whitespace-character-count="17926"/>
  </office:meta>
</office:document-meta>
</file>